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0.7945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0.6508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0.46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cccccc" fo:border="0.06pt solid #000000"/>
      <style:text-properties style:font-name="Noto Sans Mono"/>
    </style:style>
    <style:style style:name="ce2" style:family="table-cell" style:parent-style-name="Default" style:data-style-name="N2">
      <style:table-cell-properties fo:border="0.06pt solid #000000"/>
      <style:text-properties style:font-name="Noto Sans Mono"/>
    </style:style>
    <style:style style:name="ce3" style:family="table-cell" style:parent-style-name="Default" style:data-style-name="N2">
      <style:text-properties style:font-name="Noto Sans Mono"/>
    </style:style>
    <style:style style:name="ce4" style:family="table-cell" style:parent-style-name="Default" style:data-style-name="N2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47" table:default-cell-style-name="ce3"/>
        <table:table-row table:style-name="ro1"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_O</text:p>
          </table:table-cell>
          <table:table-cell office:value-type="string" calcext:value-type="string">
            <text:p>sigma_a</text:p>
          </table:table-cell>
          <table:table-cell table:style-name="ce6" office:value-type="string" calcext:value-type="string">
            <text:p>sigma_m</text:p>
          </table:table-cell>
          <table:table-cell office:value-type="string" calcext:value-type="string">
            <text:p>tau_a</text:p>
          </table:table-cell>
          <table:table-cell office:value-type="string" calcext:value-type="string">
            <text:p>tau_m</text:p>
          </table:table-cell>
          <table:table-cell office:value-type="string" calcext:value-type="string">
            <text:p>K_sigma</text:p>
          </table:table-cell>
          <table:table-cell office:value-type="string" calcext:value-type="string">
            <text:p>K_tau</text:p>
          </table:table-cell>
          <table:table-cell table:style-name="Default"/>
          <table:table-cell office:value-type="string" calcext:value-type="string">
            <text:p>s_sigma</text:p>
          </table:table-cell>
          <table:table-cell office:value-type="string" calcext:value-type="string">
            <text:p>s_ta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ma_e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20" calcext:value-type="float">
            <text:p>20.00</text:p>
          </table:table-cell>
          <table:table-cell table:style-name="ce5" office:value-type="float" office:value="0" calcext:value-type="float">
            <text:p>0.00</text:p>
          </table:table-cell>
          <table:table-cell table:formula="of:=IF([.A2]&lt;[.$B$11];[.A2]*0.02;&quot;&quot;)" office:value-type="float" office:value="0.4" calcext:value-type="float">
            <text:p>0.40</text:p>
          </table:table-cell>
          <table:table-cell table:formula="of:=3.14159265358979*[.A2]^3/32" office:value-type="float" office:value="785.398163397448" calcext:value-type="float">
            <text:p>785.40</text:p>
          </table:table-cell>
          <table:table-cell table:formula="of:=([.A2]^3)/16*3.14159265358979" office:value-type="float" office:value="1570.7963267949" calcext:value-type="float">
            <text:p>1570.80</text:p>
          </table:table-cell>
          <table:table-cell table:formula="of:=[.B2]/[.D2]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</text:p>
          </table:table-cell>
          <table:table-cell table:formula="of:=[.$B$19]/2/[.E2]" office:value-type="float" office:value="15.9306331273765" calcext:value-type="float">
            <text:p>15.93</text:p>
          </table:table-cell>
          <table:table-cell table:formula="of:=[.H2]" office:value-type="float" office:value="15.9306331273765" calcext:value-type="float">
            <text:p>15.93</text:p>
          </table:table-cell>
          <table:table-cell table:formula="of:=IFERROR(([.D12]/[.F12]+[.$B$17]-1)/[.$B$18];([.H12]+[.$B$17]-1)/[.$B$18])" office:value-type="float" office:value="2.58175559380379" calcext:value-type="float">
            <text:p>2.58</text:p>
          </table:table-cell>
          <table:table-cell table:formula="of:=IFERROR(([.E12]/[.G12]+[.$B$17]-1)/[.$B$18];([.I12]+[.$B$17]-1)/[.$B$18])" office:value-type="float" office:value="1.56500802568218" calcext:value-type="float">
            <text:p>1.57</text:p>
          </table:table-cell>
          <table:table-cell table:style-name="Default"/>
          <table:table-cell table:formula="of:=IFERROR([.$B$13]/([.J2]*[.F2]+[.$B$15]*[.G2]);&quot;&quot;)">
            <text:p/>
          </table:table-cell>
          <table:table-cell table:formula="of:=[.$B$14]/([.K2]*[.H2]+[.$B$16]*[.I2])" office:value-type="float" office:value="9.41188803913283" calcext:value-type="float">
            <text:p>9.41</text:p>
          </table:table-cell>
          <table:table-cell table:formula="of:=IFERROR([.N2]*[.M2]/SQRT([.M2]^2+[.N2]^2);[.N2])" office:value-type="float" office:value="9.41188803913283" calcext:value-type="float">
            <text:p>9.41</text:p>
          </table:table-cell>
          <table:table-cell table:formula="of:=SQRT(([.B2]/0.1/[.A2]^3)^2+3*([.$B$19]/0.2/[.A2]^3)^2)" office:value-type="float" office:value="54.1780729467824" calcext:value-type="float">
            <text:p>54.18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24" calcext:value-type="float">
            <text:p>24.00</text:p>
          </table:table-cell>
          <table:table-cell table:style-name="ce5" office:value-type="float" office:value="66773.3" calcext:value-type="float">
            <text:p>66773.30</text:p>
          </table:table-cell>
          <table:table-cell table:formula="of:=IF([.A3]&lt;[.$B$11];[.A3]*0.02;&quot;&quot;)" office:value-type="float" office:value="0.48" calcext:value-type="float">
            <text:p>0.48</text:p>
          </table:table-cell>
          <table:table-cell table:formula="of:=3.14159265358979*[.A3]^3/32" office:value-type="float" office:value="1357.16802635079" calcext:value-type="float">
            <text:p>1357.17</text:p>
          </table:table-cell>
          <table:table-cell table:formula="of:=([.A3]^3)/16*3.14159265358979" office:value-type="float" office:value="2714.33605270158" calcext:value-type="float">
            <text:p>2714.34</text:p>
          </table:table-cell>
          <table:table-cell table:formula="of:=[.B3]/[.D3]" office:value-type="float" office:value="49.2004664886947" calcext:value-type="float">
            <text:p>49.20</text:p>
          </table:table-cell>
          <table:table-cell table:style-name="ce6" office:value-type="float" office:value="0" calcext:value-type="float">
            <text:p>0</text:p>
          </table:table-cell>
          <table:table-cell table:formula="of:=[.$B$19]/2/[.E3]" office:value-type="float" office:value="9.21911639315767" calcext:value-type="float">
            <text:p>9.22</text:p>
          </table:table-cell>
          <table:table-cell table:formula="of:=[.H3]" office:value-type="float" office:value="9.21911639315767" calcext:value-type="float">
            <text:p>9.22</text:p>
          </table:table-cell>
          <table:table-cell table:formula="of:=IFERROR(([.D13]/[.F13]+[.$B$17]-1)/[.$B$18];([.H13]+[.$B$17]-1)/[.$B$18])" office:value-type="float" office:value="2.64550264550265" calcext:value-type="float">
            <text:p>2.65</text:p>
          </table:table-cell>
          <table:table-cell table:formula="of:=IFERROR(([.E13]/[.G13]+[.$B$17]-1)/[.$B$18];([.I13]+[.$B$17]-1)/[.$B$18])" office:value-type="float" office:value="1.63865546218487" calcext:value-type="float">
            <text:p>1.64</text:p>
          </table:table-cell>
          <table:table-cell table:style-name="Default"/>
          <table:table-cell table:formula="of:=IFERROR([.$B$13]/([.J3]*[.F3]+[.$B$15]*[.G3]);&quot;&quot;)" office:value-type="float" office:value="3.20759153851239" calcext:value-type="float">
            <text:p>3.21</text:p>
          </table:table-cell>
          <table:table-cell table:formula="of:=[.$B$14]/([.K3]*[.H3]+[.$B$16]*[.I3])" office:value-type="float" office:value="15.5544309093182" calcext:value-type="float">
            <text:p>15.55</text:p>
          </table:table-cell>
          <table:table-cell table:formula="of:=IFERROR([.N3]*[.M3]/SQRT([.M3]^2+[.N3]^2);[.N3])" office:value-type="float" office:value="3.14149018341273" calcext:value-type="float">
            <text:p>3.14</text:p>
          </table:table-cell>
          <table:table-cell table:formula="of:=SQRT(([.B3]/0.1/[.A3]^3)^2+3*([.$B$19]/0.2/[.A3]^3)^2)" office:value-type="float" office:value="57.5859360602485" calcext:value-type="float">
            <text:p>57.59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20" calcext:value-type="float">
            <text:p>20.00</text:p>
          </table:table-cell>
          <table:table-cell table:style-name="ce5" office:value-type="float" office:value="0" calcext:value-type="float">
            <text:p>0.00</text:p>
          </table:table-cell>
          <table:table-cell table:formula="of:=IF([.A4]&lt;[.$B$11];[.A4]*0.02;&quot;&quot;)" office:value-type="float" office:value="0.4" calcext:value-type="float">
            <text:p>0.40</text:p>
          </table:table-cell>
          <table:table-cell table:formula="of:=3.14159265358979*[.A4]^3/32" office:value-type="float" office:value="785.398163397448" calcext:value-type="float">
            <text:p>785.40</text:p>
          </table:table-cell>
          <table:table-cell table:formula="of:=([.A4]^3)/16*3.14159265358979" office:value-type="float" office:value="1570.7963267949" calcext:value-type="float">
            <text:p>1570.80</text:p>
          </table:table-cell>
          <table:table-cell table:formula="of:=[.B4]/[.D4]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</text:p>
          </table:table-cell>
          <table:table-cell table:formula="of:=[.$B$19]/2/[.E4]" office:value-type="float" office:value="15.9306331273765" calcext:value-type="float">
            <text:p>15.93</text:p>
          </table:table-cell>
          <table:table-cell table:formula="of:=[.H4]" office:value-type="float" office:value="15.9306331273765" calcext:value-type="float">
            <text:p>15.93</text:p>
          </table:table-cell>
          <table:table-cell table:formula="of:=IFERROR(([.D14]/[.F14]+[.$B$17]-1)/[.$B$18];([.H14]+[.$B$17]-1)/[.$B$18])" office:value-type="float" office:value="2.58175559380379" calcext:value-type="float">
            <text:p>2.58</text:p>
          </table:table-cell>
          <table:table-cell table:formula="of:=IFERROR(([.E14]/[.G14]+[.$B$17]-1)/[.$B$18];([.I14]+[.$B$17]-1)/[.$B$18])" office:value-type="float" office:value="1.56500802568218" calcext:value-type="float">
            <text:p>1.57</text:p>
          </table:table-cell>
          <table:table-cell table:style-name="Default"/>
          <table:table-cell table:formula="of:=IFERROR([.$B$13]/([.J4]*[.F4]+[.$B$15]*[.G4]);&quot;&quot;)">
            <text:p/>
          </table:table-cell>
          <table:table-cell table:formula="of:=[.$B$14]/([.K4]*[.H4]+[.$B$16]*[.I4])" office:value-type="float" office:value="9.41188803913283" calcext:value-type="float">
            <text:p>9.41</text:p>
          </table:table-cell>
          <table:table-cell table:formula="of:=IFERROR([.N4]*[.M4]/SQRT([.M4]^2+[.N4]^2);[.N4])" office:value-type="float" office:value="9.41188803913283" calcext:value-type="float">
            <text:p>9.41</text:p>
          </table:table-cell>
          <table:table-cell table:formula="of:=SQRT(([.B4]/0.1/[.A4]^3)^2+3*([.$B$19]/0.2/[.A4]^3)^2)" office:value-type="float" office:value="54.1780729467824" calcext:value-type="float">
            <text:p>54.18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19" calcext:value-type="float">
            <text:p>19.00</text:p>
          </table:table-cell>
          <table:table-cell table:style-name="ce5" office:value-type="float" office:value="0" calcext:value-type="float">
            <text:p>0.00</text:p>
          </table:table-cell>
          <table:table-cell table:formula="of:=IF([.A5]&lt;[.$B$11];[.A5]*0.02;&quot;&quot;)" office:value-type="float" office:value="0.38" calcext:value-type="float">
            <text:p>0.38</text:p>
          </table:table-cell>
          <table:table-cell table:formula="of:=3.14159265358979*[.A5]^3/32" office:value-type="float" office:value="673.380750342887" calcext:value-type="float">
            <text:p>673.38</text:p>
          </table:table-cell>
          <table:table-cell table:formula="of:=([.A5]^3)/16*3.14159265358979" office:value-type="float" office:value="1346.76150068577" calcext:value-type="float">
            <text:p>1346.76</text:p>
          </table:table-cell>
          <table:table-cell table:formula="of:=[.B5]/[.D5]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</text:p>
          </table:table-cell>
          <table:table-cell table:formula="of:=[.$B$19]/2/[.E5]" office:value-type="float" office:value="18.5807063739629" calcext:value-type="float">
            <text:p>18.58</text:p>
          </table:table-cell>
          <table:table-cell table:formula="of:=[.H5]" office:value-type="float" office:value="18.5807063739629" calcext:value-type="float">
            <text:p>18.58</text:p>
          </table:table-cell>
          <table:table-cell table:formula="of:=IFERROR(([.D15]/[.F15]+[.$B$17]-1)/[.$B$18];([.H15]+[.$B$17]-1)/[.$B$18])" office:value-type="float" office:value="2.55102040816327" calcext:value-type="float">
            <text:p>2.55</text:p>
          </table:table-cell>
          <table:table-cell table:formula="of:=IFERROR(([.E15]/[.G15]+[.$B$17]-1)/[.$B$18];([.I15]+[.$B$17]-1)/[.$B$18])" office:value-type="float" office:value="1.56500802568218" calcext:value-type="float">
            <text:p>1.57</text:p>
          </table:table-cell>
          <table:table-cell table:style-name="Default"/>
          <table:table-cell table:formula="of:=IFERROR([.$B$13]/([.J5]*[.F5]+[.$B$15]*[.G5]);&quot;&quot;)">
            <text:p/>
          </table:table-cell>
          <table:table-cell table:formula="of:=[.$B$14]/([.K5]*[.H5]+[.$B$16]*[.I5])" office:value-type="float" office:value="8.06951750755151" calcext:value-type="float">
            <text:p>8.07</text:p>
          </table:table-cell>
          <table:table-cell table:formula="of:=IFERROR([.N5]*[.M5]/SQRT([.M5]^2+[.N5]^2);[.N5])" office:value-type="float" office:value="8.06951750755151" calcext:value-type="float">
            <text:p>8.07</text:p>
          </table:table-cell>
          <table:table-cell table:formula="of:=SQRT(([.B5]/0.1/[.A5]^3)^2+3*([.$B$19]/0.2/[.A5]^3)^2)" office:value-type="float" office:value="63.1906376402186" calcext:value-type="float">
            <text:p>63.19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32" calcext:value-type="float">
            <text:p>32.00</text:p>
          </table:table-cell>
          <table:table-cell table:style-name="ce5" office:value-type="float" office:value="0" calcext:value-type="float">
            <text:p>0.00</text:p>
          </table:table-cell>
          <table:table-cell table:formula="of:=IF([.A6]&lt;[.$B$12];[.A6]*0.02;&quot;&quot;)" office:value-type="float" office:value="0.64" calcext:value-type="float">
            <text:p>0.64</text:p>
          </table:table-cell>
          <table:table-cell table:formula="of:=3.14159265358979*[.A6]^3/32" office:value-type="float" office:value="3216.99087727595" calcext:value-type="float">
            <text:p>3216.99</text:p>
          </table:table-cell>
          <table:table-cell table:formula="of:=([.A6]^3)/16*3.14159265358979" office:value-type="float" office:value="6433.98175455189" calcext:value-type="float">
            <text:p>6433.98</text:p>
          </table:table-cell>
          <table:table-cell table:formula="of:=[.B6]/[.D6]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</text:p>
          </table:table-cell>
          <table:table-cell table:formula="of:=[.$B$20]/2/[.E6]" office:value-type="float" office:value="18.4820224141717" calcext:value-type="float">
            <text:p>18.48</text:p>
          </table:table-cell>
          <table:table-cell table:formula="of:=[.H6]" office:value-type="float" office:value="18.4820224141717" calcext:value-type="float">
            <text:p>18.48</text:p>
          </table:table-cell>
          <table:table-cell table:formula="of:=IFERROR(([.D16]/[.F16]+[.$B$17]-1)/[.$B$18];([.H16]+[.$B$17]-1)/[.$B$18])" office:value-type="float" office:value="2.81954887218045" calcext:value-type="float">
            <text:p>2.82</text:p>
          </table:table-cell>
          <table:table-cell table:formula="of:=IFERROR(([.E16]/[.G16]+[.$B$17]-1)/[.$B$18];([.I16]+[.$B$17]-1)/[.$B$18])" office:value-type="float" office:value="1.74107142857143" calcext:value-type="float">
            <text:p>1.74</text:p>
          </table:table-cell>
          <table:table-cell table:style-name="Default"/>
          <table:table-cell table:formula="of:=IFERROR([.$B$13]/([.J6]*[.F6]+[.$B$15]*[.G6]);&quot;&quot;)">
            <text:p/>
          </table:table-cell>
          <table:table-cell table:formula="of:=[.$B$14]/([.K6]*[.H6]+[.$B$16]*[.I6])" office:value-type="float" office:value="7.31513044167585" calcext:value-type="float">
            <text:p>7.32</text:p>
          </table:table-cell>
          <table:table-cell table:formula="of:=IFERROR([.N6]*[.M6]/SQRT([.M6]^2+[.N6]^2);[.N6])" office:value-type="float" office:value="7.31513044167585" calcext:value-type="float">
            <text:p>7.32</text:p>
          </table:table-cell>
          <table:table-cell table:formula="of:=SQRT(([.B6]/0.1/[.A6]^3)^2+3*(237825.99/0.2/[.A6]^3)^2)" office:value-type="float" office:value="62.855025946101" calcext:value-type="float">
            <text:p>62.86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40" calcext:value-type="float">
            <text:p>40.00</text:p>
          </table:table-cell>
          <table:table-cell table:style-name="ce5" office:value-type="float" office:value="186857.46" calcext:value-type="float">
            <text:p>186857.46</text:p>
          </table:table-cell>
          <table:table-cell table:formula="of:=IF([.A7]&lt;[.$B$12];[.A7]*0.02;&quot;&quot;)">
            <text:p/>
          </table:table-cell>
          <table:table-cell table:formula="of:=3.14159265358979*[.A7]^3/32" office:value-type="float" office:value="6283.18530717959" calcext:value-type="float">
            <text:p>6283.19</text:p>
          </table:table-cell>
          <table:table-cell table:formula="of:=([.A7]^3)/16*3.14159265358979" office:value-type="float" office:value="12566.3706143592" calcext:value-type="float">
            <text:p>12566.37</text:p>
          </table:table-cell>
          <table:table-cell table:formula="of:=[.B7]/[.D7]" office:value-type="float" office:value="29.7392884125961" calcext:value-type="float">
            <text:p>29.74</text:p>
          </table:table-cell>
          <table:table-cell table:style-name="ce6" office:value-type="float" office:value="0" calcext:value-type="float">
            <text:p>0</text:p>
          </table:table-cell>
          <table:table-cell table:formula="of:=[.$B$20]/2/[.E7]" office:value-type="float" office:value="9.46279547605593" calcext:value-type="float">
            <text:p>9.46</text:p>
          </table:table-cell>
          <table:table-cell table:formula="of:=[.H7]" office:value-type="float" office:value="9.46279547605593" calcext:value-type="float">
            <text:p>9.46</text:p>
          </table:table-cell>
          <table:table-cell table:formula="of:=IFERROR(([.D17]/[.F17]+[.$B$17]-1)/[.$B$18];([.H17]+[.$B$17]-1)/[.$B$18])" office:value-type="float" office:value="2.38571428571429" calcext:value-type="float">
            <text:p>2.39</text:p>
          </table:table-cell>
          <table:table-cell table:formula="of:=IFERROR(([.E17]/[.G17]+[.$B$17]-1)/[.$B$18];([.I17]+[.$B$17]-1)/[.$B$18])" office:value-type="float" office:value="1.75714285714286" calcext:value-type="float">
            <text:p>1.76</text:p>
          </table:table-cell>
          <table:table-cell table:style-name="Default"/>
          <table:table-cell table:formula="of:=IFERROR([.$B$13]/([.J7]*[.F7]+[.$B$15]*[.G7]);&quot;&quot;)" office:value-type="float" office:value="5.88447166496017" calcext:value-type="float">
            <text:p>5.88</text:p>
          </table:table-cell>
          <table:table-cell table:formula="of:=[.$B$14]/([.K7]*[.H7]+[.$B$16]*[.I7])" office:value-type="float" office:value="14.160302605069" calcext:value-type="float">
            <text:p>14.16</text:p>
          </table:table-cell>
          <table:table-cell table:formula="of:=IFERROR([.N7]*[.M7]/SQRT([.M7]^2+[.N7]^2);[.N7])" office:value-type="float" office:value="5.43395035984295" calcext:value-type="float">
            <text:p>5.43</text:p>
          </table:table-cell>
          <table:table-cell table:formula="of:=SQRT(([.B7]/0.1/[.A7]^3)^2+3*(237825.99/0.2/[.A7]^3)^2)" office:value-type="float" office:value="43.4522826400681" calcext:value-type="float">
            <text:p>43.45</text:p>
          </table:table-cell>
          <table:table-cell table:style-name="ce6"/>
          <table:table-cell table:number-columns-repeated="47"/>
        </table:table-row>
        <table:table-row table:style-name="ro2">
          <table:table-cell table:style-name="ce2" office:value-type="float" office:value="34" calcext:value-type="float">
            <text:p>34.00</text:p>
          </table:table-cell>
          <table:table-cell table:style-name="ce12" office:value-type="float" office:value="115293.7" calcext:value-type="float">
            <text:p>115293.7</text:p>
          </table:table-cell>
          <table:table-cell table:formula="of:=IF([.A8]&lt;[.$B$12];[.A8]*0.02;&quot;&quot;)" office:value-type="float" office:value="0.68" calcext:value-type="float">
            <text:p>0.68</text:p>
          </table:table-cell>
          <table:table-cell table:formula="of:=3.14159265358979*[.A8]^3/32" office:value-type="float" office:value="3858.66117677166" calcext:value-type="float">
            <text:p>3858.66</text:p>
          </table:table-cell>
          <table:table-cell table:formula="of:=([.A8]^3)/16*3.14159265358979" office:value-type="float" office:value="7717.32235354332" calcext:value-type="float">
            <text:p>7717.32</text:p>
          </table:table-cell>
          <table:table-cell table:formula="of:=[.B8]/[.D8]" office:value-type="float" office:value="29.8791976590337" calcext:value-type="float">
            <text:p>29.88</text:p>
          </table:table-cell>
          <table:table-cell table:style-name="ce6" office:value-type="float" office:value="0" calcext:value-type="float">
            <text:p>0</text:p>
          </table:table-cell>
          <table:table-cell table:formula="of:=[.$B$20]/2/[.E8]" office:value-type="float" office:value="15.4085820900565" calcext:value-type="float">
            <text:p>15.41</text:p>
          </table:table-cell>
          <table:table-cell table:formula="of:=[.H8]" office:value-type="float" office:value="15.4085820900565" calcext:value-type="float">
            <text:p>15.41</text:p>
          </table:table-cell>
          <table:table-cell table:formula="of:=IFERROR(([.D18]/[.F18]+[.$B$17]-1)/[.$B$18];([.H18]+[.$B$17]-1)/[.$B$18])" office:value-type="float" office:value="2.85714285714286" calcext:value-type="float">
            <text:p>2.86</text:p>
          </table:table-cell>
          <table:table-cell table:formula="of:=IFERROR(([.E18]/[.G18]+[.$B$17]-1)/[.$B$18];([.I18]+[.$B$17]-1)/[.$B$18])" office:value-type="float" office:value="1.74107142857143" calcext:value-type="float">
            <text:p>1.74</text:p>
          </table:table-cell>
          <table:table-cell table:style-name="Default"/>
          <table:table-cell table:formula="of:=IFERROR([.$B$13]/([.J8]*[.F8]+[.$B$15]*[.G8]);&quot;&quot;)" office:value-type="float" office:value="4.89052623392049" calcext:value-type="float">
            <text:p>4.89</text:p>
          </table:table-cell>
          <table:table-cell table:formula="of:=[.$B$14]/([.K8]*[.H8]+[.$B$16]*[.I8])" office:value-type="float" office:value="8.77422750487145" calcext:value-type="float">
            <text:p>8.77</text:p>
          </table:table-cell>
          <table:table-cell table:formula="of:=IFERROR([.N8]*[.M8]/SQRT([.M8]^2+[.N8]^2);[.N8])" office:value-type="float" office:value="4.27178724111122" calcext:value-type="float">
            <text:p>4.27</text:p>
          </table:table-cell>
          <table:table-cell table:formula="of:=SQRT(([.B8]/0.1/[.A8]^3)^2+3*(237825.99/0.2/[.A8]^3)^2)" office:value-type="float" office:value="60.0542323175523" calcext:value-type="float">
            <text:p>60.05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35" calcext:value-type="float">
            <text:p>35.00</text:p>
          </table:table-cell>
          <table:table-cell table:style-name="ce5" office:value-type="float" office:value="0" calcext:value-type="float">
            <text:p>0.00</text:p>
          </table:table-cell>
          <table:table-cell table:formula="of:=IF([.A9]&lt;[.$B$12];[.A9]*0.02;&quot;&quot;)">
            <text:p/>
          </table:table-cell>
          <table:table-cell table:formula="of:=3.14159265358979*[.A9]^3/32" office:value-type="float" office:value="4209.2432819582" calcext:value-type="float">
            <text:p>4209.24</text:p>
          </table:table-cell>
          <table:table-cell table:formula="of:=([.A9]^3)/16*3.14159265358979" office:value-type="float" office:value="8418.48656391639" calcext:value-type="float">
            <text:p>8418.49</text:p>
          </table:table-cell>
          <table:table-cell table:formula="of:=[.B9]/[.D9]" office:value-type="float" office:value="0" calcext:value-type="float">
            <text:p>0.00</text:p>
          </table:table-cell>
          <table:table-cell table:style-name="ce6" office:value-type="float" office:value="0" calcext:value-type="float">
            <text:p>0</text:p>
          </table:table-cell>
          <table:table-cell table:formula="of:=[.$B$20]/2/[.E9]" office:value-type="float" office:value="14.1252224015762" calcext:value-type="float">
            <text:p>14.13</text:p>
          </table:table-cell>
          <table:table-cell table:formula="of:=[.H9]" office:value-type="float" office:value="14.1252224015762" calcext:value-type="float">
            <text:p>14.13</text:p>
          </table:table-cell>
          <table:table-cell table:formula="of:=IFERROR(([.D19]/[.F19]+[.$B$17]-1)/[.$B$18];([.H19]+[.$B$17]-1)/[.$B$18])" office:value-type="float" office:value="2.35714285714286" calcext:value-type="float">
            <text:p>2.36</text:p>
          </table:table-cell>
          <table:table-cell table:formula="of:=IFERROR(([.E19]/[.G19]+[.$B$17]-1)/[.$B$18];([.I19]+[.$B$17]-1)/[.$B$18])" office:value-type="float" office:value="1.74285714285714" calcext:value-type="float">
            <text:p>1.74</text:p>
          </table:table-cell>
          <table:table-cell table:style-name="Default"/>
          <table:table-cell table:formula="of:=IFERROR([.$B$13]/([.J9]*[.F9]+[.$B$15]*[.G9]);&quot;&quot;)">
            <text:p/>
          </table:table-cell>
          <table:table-cell table:formula="of:=[.$B$14]/([.K9]*[.H9]+[.$B$16]*[.I9])" office:value-type="float" office:value="9.56188449145048" calcext:value-type="float">
            <text:p>9.56</text:p>
          </table:table-cell>
          <table:table-cell table:formula="of:=IFERROR([.N9]*[.M9]/SQRT([.M9]^2+[.N9]^2);[.N9])" office:value-type="float" office:value="9.56188449145048" calcext:value-type="float">
            <text:p>9.56</text:p>
          </table:table-cell>
          <table:table-cell table:formula="of:=SQRT(([.B9]/0.1/[.A9]^3)^2+3*(237825.99/0.2/[.A9]^3)^2)" office:value-type="float" office:value="48.0380988968359" calcext:value-type="float">
            <text:p>48.04</text:p>
          </table:table-cell>
          <table:table-cell table:style-name="ce6"/>
          <table:table-cell table:number-columns-repeated="47"/>
        </table:table-row>
        <table:table-row table:style-name="ro3">
          <table:table-cell table:number-columns-repeated="64"/>
        </table:table-row>
        <table:table-row table:style-name="ro3">
          <table:table-cell table:style-name="ce1" office:value-type="string" calcext:value-type="string">
            <text:p>d1</text:p>
          </table:table-cell>
          <table:table-cell table:style-name="ce2" office:value-type="float" office:value="30" calcext:value-type="float">
            <text:p>30.00</text:p>
          </table:table-cell>
          <table:table-cell/>
          <table:table-cell table:style-name="ce1" office:value-type="string" calcext:value-type="string">
            <text:p>k_sig</text:p>
          </table:table-cell>
          <table:table-cell table:style-name="ce1" office:value-type="string" calcext:value-type="string">
            <text:p>k_tau</text:p>
          </table:table-cell>
          <table:table-cell table:style-name="ce1" office:value-type="string" calcext:value-type="string">
            <text:p>ep_sig</text:p>
          </table:table-cell>
          <table:table-cell table:style-name="ce1" office:value-type="string" calcext:value-type="string">
            <text:p>ep_tau</text:p>
          </table:table-cell>
          <table:table-cell office:value-type="string" calcext:value-type="string">
            <text:p>k_sig/ep_sig</text:p>
          </table:table-cell>
          <table:table-cell office:value-type="string" calcext:value-type="string">
            <text:p>k_tau/ep_tau</text:p>
          </table:table-cell>
          <table:table-cell office:value-type="string" calcext:value-type="string">
            <text:p>sigma_ratio</text:p>
          </table:table-cell>
          <table:table-cell office:value-type="string" calcext:value-type="string">
            <text:p>tau_ratio</text:p>
          </table:table-cell>
          <table:table-cell table:style-name="Default" table:number-columns-repeated="5"/>
          <table:table-cell table:number-columns-repeated="48"/>
        </table:table-row>
        <table:table-row table:style-name="ro3">
          <table:table-cell table:style-name="ce1" office:value-type="string" calcext:value-type="string">
            <text:p>d2</text:p>
          </table:table-cell>
          <table:table-cell table:style-name="ce2" office:value-type="float" office:value="35" calcext:value-type="float">
            <text:p>35.00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2"/>
          <table:table-cell table:formula="of:=IF([.F12]=&quot;&quot;;[.I12];[.D12]/[.F12])" office:value-type="float" office:value="3.6144578313253" calcext:value-type="float">
            <text:p>3.61</text:p>
          </table:table-cell>
          <table:table-cell table:formula="of:=IF([.G12]=&quot;&quot;;[.I12];[.E12]/[.G12])" office:value-type="float" office:value="2.19101123595506" calcext:value-type="float">
            <text:p>2.19</text:p>
          </table:table-cell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Sig-1</text:p>
          </table:table-cell>
          <table:table-cell table:style-name="ce5" office:value-type="float" office:value="417.5" calcext:value-type="float">
            <text:p>417.50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2"/>
          <table:table-cell table:formula="of:=IF([.F13]=&quot;&quot;;[.I13];[.D13]/[.F13])" office:value-type="float" office:value="3.7037037037037" calcext:value-type="float">
            <text:p>3.70</text:p>
          </table:table-cell>
          <table:table-cell table:formula="of:=IF([.G13]=&quot;&quot;;[.I13];[.E13]/[.G13])" office:value-type="float" office:value="2.29411764705882" calcext:value-type="float">
            <text:p>2.29</text:p>
          </table:table-cell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Tau-1</text:p>
          </table:table-cell>
          <table:table-cell table:style-name="ce5" office:value-type="float" office:value="242.15" calcext:value-type="float">
            <text:p>242.15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2"/>
          <table:table-cell table:formula="of:=IF([.F14]=&quot;&quot;;[.I14];[.D14]/[.F14])" office:value-type="float" office:value="3.6144578313253" calcext:value-type="float">
            <text:p>3.61</text:p>
          </table:table-cell>
          <table:table-cell table:formula="of:=IF([.G14]=&quot;&quot;;[.I14];[.E14]/[.G14])" office:value-type="float" office:value="2.19101123595506" calcext:value-type="float">
            <text:p>2.19</text:p>
          </table:table-cell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psi_sig</text:p>
          </table:table-cell>
          <table:table-cell table:style-name="ce5" office:value-type="float" office:value="0.1" calcext:value-type="float">
            <text:p>0.10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2"/>
          <table:table-cell table:formula="of:=IF([.F15]=&quot;&quot;;[.I15];[.D15]/[.F15])" office:value-type="float" office:value="3.57142857142857" calcext:value-type="float">
            <text:p>3.57</text:p>
          </table:table-cell>
          <table:table-cell table:formula="of:=IF([.G15]=&quot;&quot;;[.I15];[.E15]/[.G15])" office:value-type="float" office:value="2.19101123595506" calcext:value-type="float">
            <text:p>2.19</text:p>
          </table:table-cell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psi_tau</text:p>
          </table:table-cell>
          <table:table-cell table:style-name="ce5" office:value-type="float" office:value="0.05" calcext:value-type="float">
            <text:p>0.05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2"/>
          <table:table-cell table:formula="of:=IF([.F16]=&quot;&quot;;[.I16];[.D16]/[.F16])" office:value-type="float" office:value="3.94736842105263" calcext:value-type="float">
            <text:p>3.95</text:p>
          </table:table-cell>
          <table:table-cell table:formula="of:=IF([.G16]=&quot;&quot;;[.I16];[.E16]/[.G16])" office:value-type="float" office:value="2.4375" calcext:value-type="float">
            <text:p>2.44</text:p>
          </table:table-cell>
          <table:table-cell table:style-name="Default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KX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table:style-name="ce2" table:number-columns-repeated="4"/>
          <table:table-cell office:value-type="float" office:value="3.34" calcext:value-type="float">
            <text:p>3.34</text:p>
          </table:table-cell>
          <table:table-cell office:value-type="float" office:value="2.46" calcext:value-type="float">
            <text:p>2.46</text:p>
          </table:table-cell>
          <table:table-cell table:formula="of:=IF([.F17]=&quot;&quot;;[.I17];[.D17]/[.F17])" office:value-type="float" office:value="2.46" calcext:value-type="float">
            <text:p>2.46</text:p>
          </table:table-cell>
          <table:table-cell table:formula="of:=IF([.G17]=&quot;&quot;;[.I17];[.E17]/[.G17])" office:value-type="float" office:value="2.46" calcext:value-type="float">
            <text:p>2.46</text:p>
          </table:table-cell>
          <table:table-cell table:style-name="Default" table:number-columns-repeated="5"/>
          <table:table-cell table:number-columns-repeated="48"/>
        </table:table-row>
        <table:table-row table:style-name="ro3">
          <table:table-cell table:style-name="ce1" office:value-type="string" calcext:value-type="string">
            <text:p>KY</text:p>
          </table:table-cell>
          <table:table-cell table:style-name="ce2" office:value-type="float" office:value="1.4" calcext:value-type="float">
            <text:p>1.40</text:p>
          </table:table-cell>
          <table:table-cell/>
          <table:table-cell table:style-name="ce2" office:value-type="float" office:value="3" calcext:value-type="float">
            <text:p>3.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2"/>
          <table:table-cell table:formula="of:=IF([.F18]=&quot;&quot;;[.I18];[.D18]/[.F18])" office:value-type="float" office:value="4" calcext:value-type="float">
            <text:p>4.00</text:p>
          </table:table-cell>
          <table:table-cell table:formula="of:=IF([.G18]=&quot;&quot;;[.I18];[.E18]/[.G18])" office:value-type="float" office:value="2.4375" calcext:value-type="float">
            <text:p>2.44</text:p>
          </table:table-cell>
          <table:table-cell table:style-name="Default" table:number-columns-repeated="5"/>
          <table:table-cell table:number-columns-repeated="48"/>
        </table:table-row>
        <table:table-row table:style-name="ro3">
          <table:table-cell table:style-name="ce1" office:value-type="string" calcext:value-type="string">
            <text:p>Tsh1</text:p>
          </table:table-cell>
          <table:table-cell table:style-name="ce2" office:value-type="float" office:value="50047.56" calcext:value-type="float">
            <text:p>50047.56</text:p>
          </table:table-cell>
          <table:table-cell/>
          <table:table-cell table:style-name="ce2" table:number-columns-repeated="4"/>
          <table:table-cell office:value-type="float" office:value="3.3" calcext:value-type="float">
            <text:p>3.30</text:p>
          </table:table-cell>
          <table:table-cell office:value-type="float" office:value="2.44" calcext:value-type="float">
            <text:p>2.44</text:p>
          </table:table-cell>
          <table:table-cell table:formula="of:=IF([.F19]=&quot;&quot;;[.I19];[.D19]/[.F19])" office:value-type="float" office:value="2.44" calcext:value-type="float">
            <text:p>2.44</text:p>
          </table:table-cell>
          <table:table-cell table:formula="of:=IF([.G19]=&quot;&quot;;[.I19];[.E19]/[.G19])" office:value-type="float" office:value="2.44" calcext:value-type="float">
            <text:p>2.44</text:p>
          </table:table-cell>
          <table:table-cell table:style-name="Default" table:number-columns-repeated="5"/>
          <table:table-cell table:number-columns-repeated="48"/>
        </table:table-row>
        <table:table-row table:style-name="ro3">
          <table:table-cell table:style-name="ce1" office:value-type="string" calcext:value-type="string">
            <text:p>Tsh2</text:p>
          </table:table-cell>
          <table:table-cell table:style-name="ce2" office:value-type="float" office:value="237825.99" calcext:value-type="float">
            <text:p>237825.99</text:p>
          </table:table-cell>
          <table:table-cell table:number-columns-repeated="62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02:16:36.232827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6:17:40.499138411</meta:creation-date>
    <dc:date>2020-07-05T23:51:44.961447181</dc:date>
    <meta:editing-duration>PT7H46M9S</meta:editing-duration>
    <meta:editing-cycles>2</meta:editing-cycles>
    <meta:generator>LibreOffice/6.4.4.2$Linux_X86_64 LibreOffice_project/40$Build-2</meta:generator>
    <meta:document-statistic meta:table-count="1" meta:cell-count="207" meta:object-count="0"/>
  </office:meta>
</office:document-meta>
</file>